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9000003315DBCD43D83CB80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6.2634in" draw:z-index="0"><draw:image xlink:href="Pictures/1000020100000369000003315DBCD43D83CB808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20:13:13.087602246</meta:creation-date>
    <dc:date>2018-01-06T20:14:02.072967843</dc:date>
    <meta:editing-duration>PT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